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2010000019000000190D218066C.png" manifest:media-type="image/png"/>
  <manifest:file-entry manifest:full-path="Pictures/1000020100000190000001905A329A4F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aroaHackerClubeKnuthEdition" svg:font-family="GaroaHackerClubeKnuthEdition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P1" style:family="paragraph">
      <style:text-properties fo:color="#ffff00" style:font-name="GaroaHackerClubeKnuthEdition" fo:font-size="200pt" style:font-size-asian="200pt" style:font-size-complex="200pt"/>
    </style:style>
    <style:style style:name="P2" style:family="paragraph">
      <style:paragraph-properties fo:text-align="center"/>
    </style:style>
    <style:style style:name="T1" style:family="text">
      <style:text-properties fo:color="#ffff00" style:font-name="GaroaHackerClubeKnuthEdition" fo:font-size="200pt" style:font-size-asian="200pt" style:font-size-complex="20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0.427cm" svg:height="7.308cm" svg:x="2.567cm" svg:y="7.223cm">
          <draw:text-box>
            <text:p><text:span text:style-name="T1">teleMOb</text:span></text:p>
          </draw:text-box>
        </draw:frame>
        <draw:frame draw:style-name="gr2" draw:text-style-name="P2" draw:layer="formigas" svg:width="1.208cm" svg:height="1.208cm" draw:transform="rotate (-1.03183865377905) translate (28.45cm 9.884cm)">
          <draw:image xlink:href="Pictures/1000020100000190000001905A329A4F.png" xlink:type="simple" xlink:show="embed" xlink:actuate="onLoad">
            <text:p/>
          </draw:image>
        </draw:frame>
        <draw:frame draw:style-name="gr2" draw:text-style-name="P2" draw:layer="formigas" svg:width="1.208cm" svg:height="1.208cm" draw:transform="rotate (-0.495848040491589) translate (29.531cm 8.761cm)">
          <draw:image xlink:href="Pictures/1000020100000190000001905A329A4F.png" xlink:type="simple" xlink:show="embed" xlink:actuate="onLoad">
            <text:p/>
          </draw:image>
        </draw:frame>
        <draw:frame draw:style-name="gr2" draw:text-style-name="P2" draw:layer="formigas" svg:width="1.208cm" svg:height="1.208cm" draw:transform="rotate (-1.03637650983423) translate (30.11cm 7.35cm)">
          <draw:image xlink:href="Pictures/1000020100000190000001905A329A4F.png" xlink:type="simple" xlink:show="embed" xlink:actuate="onLoad">
            <text:p/>
          </draw:image>
        </draw:frame>
        <draw:frame draw:style-name="gr2" draw:text-style-name="P2" draw:layer="formigas" svg:width="1.208cm" svg:height="1.208cm" draw:transform="rotate (-1.6922712427337) translate (6.13cm 7.449cm)">
          <draw:image xlink:href="Pictures/1000020100000190000001905A329A4F.png" xlink:type="simple" xlink:show="embed" xlink:actuate="onLoad">
            <text:p/>
          </draw:image>
        </draw:frame>
        <draw:frame draw:style-name="gr2" draw:text-style-name="P2" draw:layer="formigas" svg:width="1.208cm" svg:height="1.208cm" draw:transform="rotate (-2.87141568538107) translate (7.861cm 9.276cm)">
          <draw:image xlink:href="Pictures/1000020100000190000001905A329A4F.png" xlink:type="simple" xlink:show="embed" xlink:actuate="onLoad">
            <text:p/>
          </draw:image>
        </draw:frame>
        <draw:frame draw:style-name="gr2" draw:text-style-name="P2" draw:layer="formigas" svg:width="1.208cm" svg:height="1.208cm" draw:transform="rotate (2.93895992743325) translate (7.745cm 11.033cm)">
          <draw:image xlink:href="Pictures/1000020100000190000001905A329A4F.png" xlink:type="simple" xlink:show="embed" xlink:actuate="onLoad">
            <text:p/>
          </draw:image>
        </draw:frame>
        <draw:frame draw:style-name="gr2" draw:text-style-name="P2" draw:layer="formigas" svg:width="1.208cm" svg:height="1.208cm" draw:transform="rotate (-2.40331837999619) translate (8.297cm 11.744cm)">
          <draw:image xlink:href="Pictures/1000020100000190000001905A329A4F.png" xlink:type="simple" xlink:show="embed" xlink:actuate="onLoad">
            <text:p/>
          </draw:image>
        </draw:frame>
        <draw:frame draw:style-name="gr2" draw:text-style-name="P2" draw:layer="formigas" svg:width="1.208cm" svg:height="1.208cm" draw:transform="rotate (-1.3838715639063) translate (9.288cm 11.287cm)">
          <draw:image xlink:href="Pictures/1000020100000190000001905A329A4F.png" xlink:type="simple" xlink:show="embed" xlink:actuate="onLoad">
            <text:p/>
          </draw:image>
        </draw:frame>
        <draw:frame draw:style-name="gr2" draw:text-style-name="P2" draw:layer="formigas" svg:width="1.208cm" svg:height="1.208cm" draw:transform="rotate (-1.5707963267949) translate (11.585cm 11.388cm)">
          <draw:image xlink:href="Pictures/1000020100000190000001905A329A4F.png" xlink:type="simple" xlink:show="embed" xlink:actuate="onLoad">
            <text:p/>
          </draw:image>
        </draw:frame>
        <draw:frame draw:style-name="gr2" draw:text-style-name="P2" draw:layer="formigas" svg:width="1.208cm" svg:height="1.208cm" draw:transform="rotate (-1.67237448926097) translate (12.937cm 11.413cm)">
          <draw:image xlink:href="Pictures/1000020100000190000001905A329A4F.png" xlink:type="simple" xlink:show="embed" xlink:actuate="onLoad">
            <text:p/>
          </draw:image>
        </draw:frame>
        <draw:frame draw:style-name="gr2" draw:text-style-name="P2" draw:layer="formigas" svg:width="1.208cm" svg:height="1.208cm" draw:transform="rotate (-1.45176487180888) translate (16.29cm 11.404cm)">
          <draw:image xlink:href="Pictures/1000020100000190000001905A329A4F.png" xlink:type="simple" xlink:show="embed" xlink:actuate="onLoad">
            <text:p/>
          </draw:image>
        </draw:frame>
        <draw:frame draw:style-name="gr2" draw:text-style-name="P2" draw:layer="formigas" svg:width="1.208cm" svg:height="1.208cm" draw:transform="rotate (-1.64060949687467) translate (15.227cm 11.371cm)">
          <draw:image xlink:href="Pictures/1000020100000190000001905A329A4F.png" xlink:type="simple" xlink:show="embed" xlink:actuate="onLoad">
            <text:p/>
          </draw:image>
        </draw:frame>
        <draw:frame draw:style-name="gr2" draw:text-style-name="P2" draw:layer="formigas" svg:width="1.208cm" svg:height="1.208cm" draw:transform="rotate (-0.513475865936732) translate (17.217cm 10.525cm)">
          <draw:image xlink:href="Pictures/1000020100000190000001905A329A4F.png" xlink:type="simple" xlink:show="embed" xlink:actuate="onLoad">
            <text:p/>
          </draw:image>
        </draw:frame>
        <draw:frame draw:style-name="gr2" draw:text-style-name="P2" draw:layer="formigas" svg:width="1.208cm" svg:height="1.208cm" draw:transform="rotate (-0.102276294166868) translate (17.001cm 9.255cm)">
          <draw:image xlink:href="Pictures/1000020100000190000001905A329A4F.png" xlink:type="simple" xlink:show="embed" xlink:actuate="onLoad">
            <text:p/>
          </draw:image>
        </draw:frame>
        <draw:frame draw:style-name="gr2" draw:text-style-name="P2" draw:layer="formigas" svg:width="1.208cm" svg:height="1.208cm" draw:transform="rotate (-2.55708188709689) translate (24.752cm 9.477cm)">
          <draw:image xlink:href="Pictures/1000020100000190000001905A329A4F.png" xlink:type="simple" xlink:show="embed" xlink:actuate="onLoad">
            <text:p/>
          </draw:image>
        </draw:frame>
        <draw:frame draw:style-name="gr2" draw:text-style-name="P2" draw:layer="formigas" svg:width="1.208cm" svg:height="1.208cm" draw:transform="rotate (-1.78198116628621) translate (19.836cm 7.603cm)">
          <draw:image xlink:href="Pictures/1000020100000190000001905A329A4F.png" xlink:type="simple" xlink:show="embed" xlink:actuate="onLoad">
            <text:p/>
          </draw:image>
        </draw:frame>
        <draw:frame draw:style-name="gr2" draw:text-style-name="P2" draw:layer="formigas" svg:width="1.208cm" svg:height="1.208cm" draw:transform="rotate (-0.552920307031804) translate (17.582cm 7.673cm)">
          <draw:image xlink:href="Pictures/1000020100000190000001905A329A4F.png" xlink:type="simple" xlink:show="embed" xlink:actuate="onLoad">
            <text:p/>
          </draw:image>
        </draw:frame>
        <draw:frame draw:style-name="gr2" draw:text-style-name="P2" draw:layer="formigas" svg:width="1.208cm" svg:height="1.208cm" draw:transform="rotate (-1.06883963392133) translate (20.858cm 7.107cm)">
          <draw:image xlink:href="Pictures/1000020100000190000001905A329A4F.png" xlink:type="simple" xlink:show="embed" xlink:actuate="onLoad">
            <text:p/>
          </draw:image>
        </draw:frame>
        <draw:frame draw:style-name="gr2" draw:text-style-name="P2" draw:layer="formigas" svg:width="1.208cm" svg:height="1.208cm" draw:transform="rotate (-1.39957952717425) translate (26.575cm 11.288cm)">
          <draw:image xlink:href="Pictures/1000020100000190000001905A329A4F.png" xlink:type="simple" xlink:show="embed" xlink:actuate="onLoad">
            <text:p/>
          </draw:image>
        </draw:frame>
        <draw:frame draw:style-name="gr2" draw:text-style-name="P2" draw:layer="formigas" svg:width="1.208cm" svg:height="1.208cm" draw:transform="rotate (-2.0917771085152) translate (22.946cm 8.053cm)">
          <draw:image xlink:href="Pictures/1000020100000190000001905A329A4F.png" xlink:type="simple" xlink:show="embed" xlink:actuate="onLoad">
            <text:p/>
          </draw:image>
        </draw:frame>
        <draw:frame draw:style-name="gr2" draw:text-style-name="P2" draw:layer="formigas" svg:width="1.208cm" svg:height="1.208cm" draw:transform="rotate (-3.0480430056829) translate (24.671cm 11.047cm)">
          <draw:image xlink:href="Pictures/1000020100000190000001905A329A4F.png" xlink:type="simple" xlink:show="embed" xlink:actuate="onLoad">
            <text:p/>
          </draw:image>
        </draw:frame>
        <draw:frame draw:style-name="gr2" draw:text-style-name="P2" draw:layer="formigas" svg:width="1.208cm" svg:height="1.208cm" draw:transform="rotate (-1.85860112044876) translate (25.491cm 11.145cm)">
          <draw:image xlink:href="Pictures/1000020100000190000001905A329A4F.png" xlink:type="simple" xlink:show="embed" xlink:actuate="onLoad">
            <text:p/>
          </draw:image>
        </draw:frame>
        <draw:frame draw:style-name="gr2" draw:text-style-name="P2" draw:layer="formigas" svg:width="1.208cm" svg:height="1.208cm" draw:transform="rotate (-1.3838715639063) translate (4.476cm 7.223cm)">
          <draw:image xlink:href="Pictures/1000020100000190000001905A329A4F.png" xlink:type="simple" xlink:show="embed" xlink:actuate="onLoad">
            <text:p/>
          </draw:image>
        </draw:frame>
        <draw:frame draw:style-name="gr2" draw:text-style-name="P2" draw:layer="formigas" svg:width="1.208cm" svg:height="1.208cm" draw:transform="rotate (-1.42418866962737) translate (31.688cm 7.375cm)">
          <draw:image xlink:href="Pictures/1000020100000190000001905A329A4F.png" xlink:type="simple" xlink:show="embed" xlink:actuate="onLoad">
            <text:p/>
          </draw:image>
        </draw:frame>
        <draw:frame draw:style-name="gr2" draw:text-style-name="P2" draw:layer="formigas" svg:width="1.208cm" svg:height="1.208cm" draw:transform="rotate (-0.734958148014813) translate (27.337cm 10.851cm)">
          <draw:image xlink:href="Pictures/1000020100000190000001905A329A4F.png" xlink:type="simple" xlink:show="embed" xlink:actuate="onLoad">
            <text:p/>
          </draw:image>
        </draw:frame>
        <draw:frame draw:style-name="gr3" draw:text-style-name="P2" draw:layer="formigas" svg:width="1.227cm" svg:height="1.227cm" draw:transform="rotate (-1.04457955731861) translate (32.642cm 6.816cm)">
          <draw:image xlink:href="Pictures/100002010000019000000190D218066C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GaroaHackerClubeKnuthEdition" svg:font-family="GaroaHackerClubeKnuthEdition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5.56cm" fo:page-height="21.006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formiga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3-14T11:04:29.830332000</meta:creation-date>
    <dc:date>2014-03-14T15:22:31.896924000</dc:date>
    <meta:editing-duration>PT35M27S</meta:editing-duration>
    <meta:editing-cycles>3</meta:editing-cycles>
    <meta:generator>LibreOffice/4.2.1.1$MacOSX_x86 LibreOffice_project/d7dbbd7842e6a58b0f521599204e827654e1fb8b</meta:generator>
    <meta:document-statistic meta:object-count="27"/>
  </office:meta>
</office:document-meta>
</file>